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6892f" officeooo:paragraph-rsid="0016892f"/>
    </style:style>
    <style:style style:name="P2" style:family="paragraph" style:parent-style-name="Text_20_body">
      <style:text-properties officeooo:rsid="0016c445" officeooo:paragraph-rsid="0016c445"/>
    </style:style>
    <style:style style:name="T1" style:family="text">
      <style:text-properties officeooo:rsid="001689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IGRP<text:tab/></text:p>
      <text:p text:style-name="Text_20_body"><text:span text:style-name="T1">1、支持VLSM <text:s text:c="2"/>ripv1不支持，ripv2支持</text:span></text:p>
      <text:p text:style-name="P1">2、占用带宽少</text:p>
      <text:p text:style-name="P1">3、只有流量发生抖动或链路改变是才更新路由表</text:p>
      <text:p text:style-name="P1">4、使用DUAL算法计算路由，路由无环路</text:p>
      <text:p text:style-name="P1">5、每一个节点有张路由表，第一张表是描述邻家关系；第二张表是DUAL算法表，里面包含FD AD 等信息，第三张表是到达目的地根据dual算法得来的最优路径。</text:p>
      <text:p text:style-name="P2">6、要成为后继路由的条件是AD &lt; FD </text:p>
      <text:p text:style-name="P2">7、dual算法中 有 k1 k2 k3 k4 k5 ,默认 k1（带宽） k3（时延） 为1 ，其他为0</text:p>
      <text:p text:style-name="P2">8、带宽为路径上所有出接口或如接口的带宽累加，延迟为路径上所有出接口或入接口延迟累加。</text:p>
      <text:p text:style-name="P2">9、dual算法取AD值最小作为最优路径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09:07:42.822880978</meta:creation-date>
    <dc:date>2016-09-21T09:21:04.065029105</dc:date>
    <meta:editing-duration>PT13M21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10" meta:word-count="236" meta:character-count="298" meta:non-whitespace-character-count="278"/>
  </office:meta>
</office:document-meta>
</file>